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0A0CB9D349D72231003.png" manifest:media-type="image/png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0.319cm"/>
      <style:paragraph-properties style:writing-mode="lr-tb"/>
    </style:style>
    <style:style style:name="gr5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18cm" svg:stroke-color="#1c1c1c" draw:marker-start-width="0.227cm" draw:marker-end-width="0.227cm" draw:fill-color="#f10d0c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1c1c1c" draw:marker-start-width="0.227cm" draw:marker-end-width="0.227cm" draw:fill-color="#1c1c1c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2" style:family="graphic" style:parent-style-name="standard">
      <style:graphic-properties draw:fill-color="#2a6099" draw:textarea-horizontal-align="justify" draw:textarea-vertical-align="middle" draw:auto-grow-height="false" fo:min-height="0.199cm" fo:min-width="0cm" fo:wrap-option="wrap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038cm" fo:min-width="0cm" fo:wrap-option="wrap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svg:stroke-color="#333333" draw:fill-color="#ffff00" draw:textarea-horizontal-align="justify" draw:textarea-vertical-align="middle" draw:auto-grow-height="false" fo:min-height="0.385cm" fo:min-width="0cm"/>
    </style:style>
    <style:style style:name="gr36" style:family="graphic" style:parent-style-name="standard">
      <style:graphic-properties svg:stroke-width="0.018cm" svg:stroke-color="#1c1c1c" draw:marker-start-width="0.227cm" draw:marker-end-width="0.227cm" draw:fill-color="#ffdbb6" draw:textarea-horizontal-align="justify" draw:textarea-vertical-align="middle" draw:auto-grow-height="false" fo:min-height="0.009cm" fo:min-width="0.064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1c1c1c" draw:marker-start-width="0.227cm" draw:marker-end-width="0.227cm" draw:fill-color="#443205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1c1c1c" draw:marker-start-width="0.227cm" draw:marker-end-width="0.227cm" draw:fill-color="#000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1c1c1c" draw:marker-start-width="0.227cm" draw:marker-end-width="0.227cm" draw:fill-color="#ff8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1c1c1c" draw:marker-start-width="0.227cm" draw:marker-end-width="0.227cm" draw:fill-color="#ffbf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5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f10d0c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ffdbb6"/>
      <style:paragraph-properties fo:text-align="center"/>
    </style:style>
    <style:style style:name="P22" style:family="paragraph">
      <loext:graphic-properties draw:fill-color="#443205"/>
      <style:paragraph-properties fo:text-align="center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loext:graphic-properties draw:fill-color="#ffbf00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33% 58%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5.692cm" svg:y="1.7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2" draw:id="id2" draw:layer="layout" svg:width="0.203cm" svg:height="0.203cm" svg:x="5.49cm" svg:y="5.4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5.727cm -0.461cm" svg:x1="21.195cm" svg:y1="6.753cm" svg:x2="5.49cm" svg:y2="5.586cm" draw:start-shape="id1" draw:start-glue-point="0" draw:end-shape="id2" draw:end-glue-point="3" svg:d="M21195 6753v5194h-16668v-6361h963" svg:viewBox="0 0 16669 6362">
          <text:p/>
        </draw:connector>
        <draw:frame draw:style-name="gr4" draw:text-style-name="P4" draw:layer="layout" svg:width="1.37cm" svg:height="0.569cm" svg:x="4.46cm" svg:y="5.023cm">
          <draw:text-box>
            <text:p text:style-name="P3"><text:span text:style-name="T1">GP6</text:span></text:p>
          </draw:text-box>
        </draw:frame>
        <draw:frame draw:style-name="gr4" draw:text-style-name="P5" draw:layer="layout" svg:width="4.127cm" svg:height="0.569cm" svg:x="5.779cm" svg:y="1.016cm">
          <draw:text-box>
            <text:p text:style-name="P3"><text:span text:style-name="T2">U1: RPi Pico W</text:span></text:p>
          </draw:text-box>
        </draw:frame>
        <draw:custom-shape draw:style-name="gr5" draw:text-style-name="P2" xml:id="id5" draw:id="id5" draw:layer="layout" svg:width="0.634cm" svg:height="0.305cm" svg:x="11.846cm" svg:y="2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" draw:id="id4" draw:layer="layout" svg:width="0.127cm" svg:height="0.305cm" svg:x="11.846cm" svg:y="2.6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7cm" svg:height="0.569cm" svg:x="9.96cm" svg:y="2.224cm">
          <draw:text-box>
            <text:p text:style-name="P3"><text:span text:style-name="T1">VSYS</text:span></text:p>
          </draw:text-box>
        </draw:frame>
        <draw:custom-shape draw:style-name="gr2" draw:text-style-name="P2" xml:id="id3" draw:id="id3" draw:layer="layout" svg:width="0.203cm" svg:height="0.203cm" svg:x="9.945cm" svg:y="2.68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148cm" svg:y1="2.79cm" svg:x2="11.846cm" svg:y2="2.787cm" draw:start-shape="id3" draw:start-glue-point="1" draw:end-shape="id4" draw:end-glue-point="3" svg:d="M10148 2790h844v-3h854" svg:viewBox="0 0 1699 4">
          <text:p/>
        </draw:connector>
        <draw:frame draw:style-name="gr1" draw:text-style-name="P1" draw:layer="layout" svg:width="4.445cm" svg:height="2.684cm" draw:transform="rotate (-3.14159265358979) translate (19.922cm 4.2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4" draw:text-style-name="P5" draw:layer="layout" svg:width="4.127cm" svg:height="0.569cm" svg:x="15.785cm" svg:y="0.927cm">
          <draw:text-box>
            <text:p text:style-name="P3"><text:span text:style-name="T2">U</text:span><text:span text:style-name="T2">2: </text:span><text:span text:style-name="T2">B</text:span><text:span text:style-name="T2">u</text:span><text:span text:style-name="T2">c</text:span><text:span text:style-name="T2">k </text:span><text:span text:style-name="T2">C</text:span><text:span text:style-name="T2">o</text:span><text:span text:style-name="T2">n</text:span><text:span text:style-name="T2">v</text:span><text:span text:style-name="T2">er</text:span><text:span text:style-name="T2">te</text:span><text:span text:style-name="T2">r</text:span></text:p>
          </draw:text-box>
        </draw:frame>
        <draw:frame draw:style-name="gr4" draw:text-style-name="P4" draw:layer="layout" svg:width="1.37cm" svg:height="0.569cm" svg:x="14.36cm" svg:y="2.325cm">
          <draw:text-box>
            <text:p text:style-name="P3"><text:span text:style-name="T1">+5V</text:span></text:p>
          </draw:text-box>
        </draw:frame>
        <draw:frame draw:style-name="gr4" draw:text-style-name="P4" draw:layer="layout" svg:width="1.37cm" svg:height="0.569cm" svg:x="14.36cm" svg:y="3.126cm">
          <draw:text-box>
            <text:p text:style-name="P3"><text:span text:style-name="T1">GND</text:span></text:p>
          </draw:text-box>
        </draw:frame>
        <draw:frame draw:style-name="gr4" draw:text-style-name="P4" draw:layer="layout" svg:width="1.37cm" svg:height="0.569cm" svg:x="19.56cm" svg:y="2.225cm">
          <draw:text-box>
            <text:p text:style-name="P3"><text:span text:style-name="T1">+29V</text:span></text:p>
          </draw:text-box>
        </draw:frame>
        <draw:frame draw:style-name="gr4" draw:text-style-name="P4" draw:layer="layout" svg:width="1.37cm" svg:height="0.569cm" svg:x="19.56cm" svg:y="3.126cm">
          <draw:text-box>
            <text:p text:style-name="P3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9.3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6" draw:id="id6" draw:layer="layout" svg:width="0.203cm" svg:height="0.203cm" svg:x="15.345cm" svg:y="2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0.203cm" svg:height="0.203cm" svg:x="15.345cm" svg:y="3.08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.48cm" svg:y1="2.787cm" svg:x2="15.345cm" svg:y2="2.79cm" draw:start-shape="id5" draw:start-glue-point="1" draw:end-shape="id6" draw:end-glue-point="3" svg:d="M12480 2787h1437v3h1428" svg:viewBox="0 0 2866 4">
          <text:p/>
        </draw:connector>
        <draw:custom-shape draw:style-name="gr2" draw:text-style-name="P2" xml:id="id18" draw:id="id18" draw:layer="layout" svg:width="0.203cm" svg:height="0.203cm" svg:x="9.945cm" svg:y="3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203cm" svg:height="0.203cm" svg:x="14.4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0.203cm" svg:height="0.203cm" svg:x="14.132cm" svg:y="9.352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0cm -0.813cm" svg:x1="14.533cm" svg:y1="9.555cm" svg:x2="12.48cm" svg:y2="2.787cm" draw:start-shape="id7" draw:start-glue-point="2" draw:end-shape="id5" draw:end-glue-point="1" svg:d="M14533 9555v500h-1886v-7268h-167" svg:viewBox="0 0 2054 7269">
          <text:p/>
        </draw:connector>
        <draw:connector draw:style-name="gr8" draw:text-style-name="P3" draw:layer="layout" svg:x1="14.233cm" svg:y1="9.555cm" svg:x2="14.533cm" svg:y2="9.555cm" draw:start-shape="id8" draw:start-glue-point="2" draw:end-shape="id7" draw:end-glue-point="2" svg:d="M14233 9555v500h300v-500" svg:viewBox="0 0 301 501">
          <text:p/>
        </draw:connector>
        <draw:frame draw:style-name="gr4" draw:text-style-name="P4" draw:layer="layout" svg:width="1.37cm" svg:height="0.569cm" svg:x="12.965cm" svg:y="9.407cm">
          <draw:text-box>
            <text:p text:style-name="P3"><text:span text:style-name="T1">VBUS</text:span></text:p>
          </draw:text-box>
        </draw:frame>
        <draw:custom-shape draw:style-name="gr2" draw:text-style-name="P2" xml:id="id16" draw:id="id16" draw:layer="layout" svg:width="0.203cm" svg:height="0.201cm" draw:transform="rotate (-3.14159265358979) translate (24.458cm 4.6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203cm" svg:height="0.203cm" svg:x="19.912cm" svg:y="3.05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-0.247cm" svg:x1="21.695cm" svg:y1="3.922cm" svg:x2="20.115cm" svg:y2="3.158cm" draw:start-shape="id9" draw:start-glue-point="2" draw:end-shape="id10" draw:end-glue-point="1" svg:d="M21695 3922v253h-870v-1017h-710" svg:viewBox="0 0 1581 1018">
          <text:p/>
        </draw:connector>
        <draw:custom-shape draw:style-name="gr2" draw:text-style-name="P2" xml:id="id22" draw:id="id22" draw:layer="layout" svg:width="0.203cm" svg:height="0.203cm" svg:x="9.9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9.945cm" svg:y="6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9.945cm" svg:y="7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2" draw:id="id12" draw:layer="layout" svg:width="0.317cm" svg:height="0.317cm" svg:x="10.72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203cm" svg:height="0.203cm" svg:x="10.77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10.148cm" svg:y1="6.39cm" svg:x2="10.878cm" svg:y2="6.65cm" draw:start-shape="id11" draw:start-glue-point="1" draw:end-shape="id12" draw:end-glue-point="0" svg:d="M10148 6390h730v260" svg:viewBox="0 0 731 261">
          <text:p/>
        </draw:connector>
        <draw:connector draw:style-name="gr12" draw:text-style-name="P7" draw:layer="layout" svg:x1="10.148cm" svg:y1="7.19cm" svg:x2="10.878cm" svg:y2="6.967cm" draw:start-shape="id13" draw:start-glue-point="1" draw:end-shape="id12" draw:end-glue-point="2" svg:d="M10148 7190h730v-223" svg:viewBox="0 0 731 224">
          <text:p/>
        </draw:connector>
        <draw:custom-shape draw:style-name="gr2" draw:text-style-name="P2" xml:id="id17" draw:id="id17" draw:layer="layout" svg:width="0.203cm" svg:height="0.203cm" svg:x="13.532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3.532cm" svg:y="8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13.532cm" svg:y1="8.153cm" svg:x2="20.585cm" svg:y2="5.397cm" draw:start-shape="id14" draw:start-glue-point="3" draw:end-shape="id15" draw:end-glue-point="1" svg:d="M13532 8153h-502v-2756h7555" svg:viewBox="0 0 7556 2757">
          <text:p/>
        </draw:connector>
        <draw:custom-shape draw:style-name="gr2" draw:text-style-name="P2" xml:id="id43" draw:id="id43" draw:layer="layout" svg:width="0.203cm" svg:height="0.203cm" svg:x="19.912cm" svg:y="2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line-skew="0.352cm" svg:x1="24.255cm" svg:y1="4.521cm" svg:x2="13.532cm" svg:y2="7.753cm" draw:start-shape="id16" draw:start-glue-point="1" draw:end-shape="id17" draw:end-glue-point="3" svg:d="M24255 4521h-10873v3232h150" svg:viewBox="0 0 10874 3233">
          <text:p/>
        </draw:connector>
        <draw:connector draw:style-name="gr12" draw:text-style-name="P7" draw:layer="layout" svg:x1="10.148cm" svg:y1="3.19cm" svg:x2="15.345cm" svg:y2="3.19cm" draw:start-shape="id18" draw:start-glue-point="1" draw:end-shape="id19" draw:end-glue-point="3" svg:d="M10148 3190h5197" svg:viewBox="0 0 5198 1">
          <text:p/>
        </draw:connector>
        <draw:custom-shape draw:style-name="gr2" draw:text-style-name="P2" xml:id="id63" draw:id="id63" draw:layer="layout" svg:width="0.203cm" svg:height="0.203cm" svg:x="15.3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0.203cm" svg:height="0.203cm" svg:x="16.4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" draw:id="id1" draw:layer="layout" svg:width="0.203cm" svg:height="0.203cm" svg:x="21.0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1.195cm" svg:y1="6.753cm" svg:x2="16.595cm" svg:y2="6.753cm" draw:start-shape="id1" draw:start-glue-point="0" draw:end-shape="id20" draw:end-glue-point="0" svg:d="M21195 6753v-502h-4600v502" svg:viewBox="0 0 4601 503">
          <text:p/>
        </draw:connector>
        <draw:connector draw:style-name="gr7" draw:text-style-name="P3" draw:layer="layout" svg:x1="11.185cm" svg:y1="11.281cm" svg:x2="10.148cm" svg:y2="3.99cm" draw:start-shape="id21" draw:start-glue-point="0" draw:end-shape="id22" draw:end-glue-point="1" svg:d="M11185 11281v-7291h-1037" svg:viewBox="0 0 1038 7292">
          <text:p/>
        </draw:connector>
        <draw:custom-shape draw:style-name="gr2" draw:text-style-name="P2" xml:id="id23" draw:id="id23" draw:layer="layout" svg:width="0.203cm" svg:height="0.203cm" svg:x="14.7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draw:line-skew="-0.309cm 0.305cm" svg:x1="10.148cm" svg:y1="3.19cm" svg:x2="14.833cm" svg:y2="9.555cm" draw:start-shape="id18" draw:start-glue-point="1" draw:end-shape="id23" draw:end-glue-point="2" svg:d="M10148 3190h1982v7170h2703v-805" svg:viewBox="0 0 4686 7171">
          <text:p/>
        </draw:connector>
        <draw:frame draw:style-name="gr4" draw:text-style-name="P5" draw:layer="layout" svg:width="4.127cm" svg:height="0.569cm" svg:x="16.24cm" svg:y="9.407cm">
          <draw:text-box>
            <text:p text:style-name="P3"><text:span text:style-name="T2">U3: </text:span><text:span text:style-name="T2">Dual </text:span><text:span text:style-name="T2">Pi </text:span><text:span text:style-name="T2">Relay </text:span><text:span text:style-name="T2">Hat</text:span></text:p>
          </draw:text-box>
        </draw:frame>
        <draw:custom-shape draw:style-name="gr16" draw:text-style-name="P10" draw:layer="layout" svg:width="2.223cm" svg:height="2.858cm" svg:x="11.15cm" svg:y="12.5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11.468cm" svg:y="12.8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4" draw:id="id24" draw:layer="layout" svg:width="0.152cm" svg:height="0.274cm" svg:x="11.7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26" draw:id="id26" draw:layer="layout" svg:width="0.152cm" svg:height="0.274cm" svg:x="12.0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28" draw:id="id28" draw:layer="layout" svg:width="0.152cm" svg:height="0.274cm" svg:x="12.3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12.66cm" svg:y="14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5" draw:id="id25" draw:layer="layout" svg:width="0.152cm" svg:height="0.305cm" svg:x="11.76cm" svg:y="18.1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7" draw:id="id27" draw:layer="layout" svg:width="0.152cm" svg:height="0.305cm" svg:x="12.06cm" svg:y="17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12.36cm" svg:y="16.5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12.66cm" svg:y="15.7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11.836cm" svg:y1="15.04cm" svg:x2="11.836cm" svg:y2="18.191cm" draw:start-shape="id24" draw:start-glue-point="2" draw:end-shape="id25" draw:end-glue-point="0" svg:d="M11836 15040v3151" svg:viewBox="0 0 1 3152">
          <text:p/>
        </draw:connector>
        <draw:connector draw:style-name="gr21" draw:text-style-name="P1" draw:layer="layout" draw:type="line" svg:x1="12.136cm" svg:y1="15.04cm" svg:x2="12.136cm" svg:y2="17.391cm" draw:start-shape="id26" draw:start-glue-point="2" draw:end-shape="id27" draw:end-glue-point="0" svg:d="M12136 15040v2351" svg:viewBox="0 0 1 2352">
          <text:p/>
        </draw:connector>
        <draw:connector draw:style-name="gr22" draw:text-style-name="P1" draw:layer="layout" draw:type="line" svg:x1="12.436cm" svg:y1="15.04cm" svg:x2="12.436cm" svg:y2="16.591cm" draw:start-shape="id28" draw:start-glue-point="2" draw:end-shape="id29" draw:end-glue-point="0" svg:d="M12436 15040v1551" svg:viewBox="0 0 1 1552">
          <text:p/>
        </draw:connector>
        <draw:connector draw:style-name="gr23" draw:text-style-name="P1" draw:layer="layout" draw:type="line" svg:x1="12.736cm" svg:y1="15.04cm" svg:x2="12.736cm" svg:y2="15.791cm" draw:start-shape="id30" draw:start-glue-point="2" draw:end-shape="id31" draw:end-glue-point="0" svg:d="M12736 15040v751" svg:viewBox="0 0 1 752">
          <text:p/>
        </draw:connector>
        <draw:custom-shape draw:style-name="gr24" draw:text-style-name="P11" xml:id="id35" draw:id="id35" draw:layer="layout" svg:width="0.099cm" svg:height="0.305cm" svg:x="13.767cm" svg:y="18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4" draw:id="id34" draw:layer="layout" svg:width="0.099cm" svg:height="0.305cm" svg:x="13.767cm" svg:y="17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3" draw:id="id33" draw:layer="layout" svg:width="0.099cm" svg:height="0.305cm" svg:x="13.767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2" draw:id="id32" draw:layer="layout" svg:width="0.099cm" svg:height="0.305cm" svg:x="13.767cm" svg:y="15.6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12.736cm" svg:y1="15.791cm" svg:x2="13.767cm" svg:y2="15.799cm" draw:start-shape="id31" draw:start-glue-point="0" draw:end-shape="id32" draw:end-glue-point="3" svg:d="M12736 15791l1031 8" svg:viewBox="0 0 1032 9">
          <text:p/>
        </draw:connector>
        <draw:connector draw:style-name="gr22" draw:text-style-name="P1" draw:layer="layout" draw:type="line" svg:x1="12.436cm" svg:y1="16.591cm" svg:x2="13.767cm" svg:y2="16.604cm" draw:start-shape="id29" draw:start-glue-point="0" draw:end-shape="id33" draw:end-glue-point="3" svg:d="M12436 16591l1331 13" svg:viewBox="0 0 1332 14">
          <text:p/>
        </draw:connector>
        <draw:connector draw:style-name="gr21" draw:text-style-name="P1" draw:layer="layout" draw:type="line" svg:x1="12.136cm" svg:y1="17.391cm" svg:x2="13.767cm" svg:y2="17.409cm" draw:start-shape="id27" draw:start-glue-point="0" draw:end-shape="id34" draw:end-glue-point="3" svg:d="M12136 17391l1631 18" svg:viewBox="0 0 1632 19">
          <text:p/>
        </draw:connector>
        <draw:connector draw:style-name="gr20" draw:text-style-name="P1" draw:layer="layout" draw:type="line" svg:x1="11.836cm" svg:y1="18.191cm" svg:x2="13.767cm" svg:y2="18.214cm" draw:start-shape="id25" draw:start-glue-point="0" draw:end-shape="id35" draw:end-glue-point="3" svg:d="M11836 18191l1931 23" svg:viewBox="0 0 1932 24">
          <text:p/>
        </draw:connector>
        <draw:frame draw:style-name="gr25" draw:text-style-name="P13" draw:layer="layout" svg:width="3.502cm" svg:height="0.802cm" svg:x="13.833cm" svg:y="15.526cm">
          <draw:text-box>
            <text:p><text:span text:style-name="T3">Up Command</text:span></text:p>
          </draw:text-box>
        </draw:frame>
        <draw:frame draw:style-name="gr25" draw:text-style-name="P13" draw:layer="layout" svg:width="3.502cm" svg:height="0.802cm" svg:x="13.833cm" svg:y="16.326cm">
          <draw:text-box>
            <text:p><text:span text:style-name="T3">Ground</text:span></text:p>
          </draw:text-box>
        </draw:frame>
        <draw:frame draw:style-name="gr26" draw:text-style-name="P15" draw:layer="layout" svg:width="3.502cm" svg:height="0.806cm" svg:x="13.833cm" svg:y="17.126cm">
          <draw:text-box>
            <text:p text:style-name="P14"><text:span text:style-name="T3">Down Command</text:span></text:p>
          </draw:text-box>
        </draw:frame>
        <draw:frame draw:style-name="gr25" draw:text-style-name="P13" draw:layer="layout" svg:width="3.502cm" svg:height="0.802cm" svg:x="13.833cm" svg:y="17.926cm">
          <draw:text-box>
            <text:p><text:span text:style-name="T3">VCC 29V</text:span></text:p>
          </draw:text-box>
        </draw:frame>
        <draw:frame draw:style-name="gr27" draw:text-style-name="P5" draw:layer="layout" svg:width="3.274cm" svg:height="0.887cm" svg:x="13.403cm" svg:y="12.713cm">
          <draw:text-box>
            <text:p text:style-name="P3"><text:span text:style-name="T2">U4: RJ9 Connector </text:span></text:p>
            <text:p text:style-name="P3"><text:span text:style-name="T2">to sofa’s motor</text:span></text:p>
          </draw:text-box>
        </draw:frame>
        <draw:frame draw:style-name="gr4" draw:text-style-name="P4" draw:layer="layout" svg:width="1.37cm" svg:height="0.569cm" svg:x="9.725cm" svg:y="5.797cm">
          <draw:text-box>
            <text:p text:style-name="P3"><text:span text:style-name="T1">RUN</text:span></text:p>
          </draw:text-box>
        </draw:frame>
        <draw:custom-shape draw:style-name="gr2" draw:text-style-name="P2" xml:id="id37" draw:id="id37" draw:layer="layout" svg:width="0.203cm" svg:height="0.201cm" draw:transform="rotate (-3.14159265358979) translate (26.271cm 8.2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20.3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7" draw:layer="layout" svg:x1="20.507cm" svg:y1="8.175cm" svg:x2="26.068cm" svg:y2="8.173cm" draw:start-shape="id36" draw:start-glue-point="3" draw:end-shape="id37" draw:end-glue-point="1" svg:d="M20507 8175h2781v-2h2780" svg:viewBox="0 0 5562 3">
          <text:p/>
        </draw:connector>
        <draw:connector draw:style-name="gr28" draw:text-style-name="P7" draw:layer="layout" svg:x1="17.166cm" svg:y1="18.213cm" svg:x2="26.171cm" svg:y2="13.517cm" draw:start-shape="id38" draw:start-glue-point="1" draw:end-shape="id39" draw:end-glue-point="2" svg:d="M17166 18213h9005v-4696" svg:viewBox="0 0 9006 4697">
          <text:p/>
        </draw:connector>
        <draw:custom-shape draw:style-name="gr24" draw:text-style-name="P11" xml:id="id38" draw:id="id38" draw:layer="layout" svg:width="0.099cm" svg:height="0.305cm" svg:x="17.067cm" svg:y="18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49" draw:id="id49" draw:layer="layout" svg:width="0.099cm" svg:height="0.305cm" svg:x="17.067cm" svg:y="17.2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46" draw:id="id46" draw:layer="layout" svg:width="0.099cm" svg:height="0.305cm" svg:x="17.067cm" svg:y="1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7.067cm" svg:y="15.6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7cm" svg:height="0.569cm" svg:x="4.46cm" svg:y="5.524cm">
          <draw:text-box>
            <text:p text:style-name="P3"><text:span text:style-name="T1">G</text:span><text:span text:style-name="T1">P</text:span><text:span text:style-name="T1">7</text:span></text:p>
          </draw:text-box>
        </draw:frame>
        <draw:custom-shape draw:style-name="gr2" draw:text-style-name="P2" xml:id="id41" draw:id="id41" draw:layer="layout" svg:width="0.203cm" svg:height="0.203cm" svg:x="5.4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0.203cm" svg:height="0.203cm" svg:x="16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4.175cm" svg:x1="20.895cm" svg:y1="6.956cm" svg:x2="5.49cm" svg:y2="5.986cm" draw:start-shape="id40" draw:start-glue-point="2" draw:end-shape="id41" draw:end-glue-point="3" svg:d="M20895 6956v4674h-15907v-5644h502" svg:viewBox="0 0 15908 5645">
          <text:p/>
        </draw:connector>
        <draw:custom-shape draw:style-name="gr15" draw:text-style-name="P9" xml:id="id40" draw:id="id40" draw:layer="layout" svg:width="0.203cm" svg:height="0.203cm" svg:x="20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905cm 0cm 0.299cm" svg:x1="20.895cm" svg:y1="6.956cm" svg:x2="16.895cm" svg:y2="6.753cm" draw:start-shape="id40" draw:start-glue-point="2" draw:end-shape="id42" draw:end-glue-point="0" svg:d="M20895 6956v-406h-2000-2000v203" svg:viewBox="0 0 4001 407">
          <text:p/>
        </draw:connector>
        <draw:custom-shape draw:style-name="gr2" draw:text-style-name="P2" xml:id="id15" draw:id="id15" draw:layer="layout" svg:width="0.203cm" svg:height="0.201cm" draw:transform="rotate (-3.14159265358979) translate (20.788cm 5.497cm)">
          <text:p/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20.115cm" svg:y1="2.758cm" svg:x2="20.687cm" svg:y2="5.296cm" draw:start-shape="id43" draw:start-glue-point="1" draw:end-shape="id15" draw:end-glue-point="2" svg:d="M20115 2758h572v2538" svg:viewBox="0 0 573 2539">
          <text:p/>
        </draw:connector>
        <draw:connector draw:style-name="gr28" draw:text-style-name="P7" draw:layer="layout" svg:x1="20.788cm" svg:y1="5.397cm" svg:x2="26.17cm" svg:y2="8.072cm" draw:start-shape="id15" draw:start-glue-point="3" draw:end-shape="id37" draw:end-glue-point="2" svg:d="M20788 5397h5382v2675" svg:viewBox="0 0 5383 2676">
          <text:p/>
        </draw:connector>
        <draw:connector draw:style-name="gr14" draw:text-style-name="P3" draw:layer="layout" svg:x1="24.357cm" svg:y1="4.621cm" svg:x2="20.509cm" svg:y2="15.291cm" draw:start-shape="id16" draw:start-glue-point="0" draw:end-shape="id44" draw:end-glue-point="3" svg:d="M24357 4621v11179h-3848v-509" svg:viewBox="0 0 3849 11180">
          <text:p/>
        </draw:connector>
        <draw:custom-shape draw:style-name="gr2" draw:text-style-name="P2" xml:id="id36" draw:id="id36" draw:layer="layout" svg:width="0.203cm" svg:height="0.201cm" draw:transform="rotate (-3.14159265358979) translate (20.507cm 8.2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0.203cm" svg:height="0.203cm" svg:x="26.07cm" svg:y="13.314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24.933cm" svg:y1="13.922cm" svg:x2="17.166cm" svg:y2="16.603cm" draw:start-shape="id45" draw:start-glue-point="2" draw:end-shape="id46" draw:end-glue-point="1" svg:d="M24933 13922v2681h-7767" svg:viewBox="0 0 7768 2682">
          <text:p/>
        </draw:connector>
        <draw:connector draw:style-name="gr28" draw:text-style-name="P7" draw:layer="layout" svg:x1="26.171cm" svg:y1="13.314cm" svg:x2="26.17cm" svg:y2="8.273cm" draw:start-shape="id39" draw:start-glue-point="0" draw:end-shape="id37" draw:end-glue-point="0" svg:d="M26171 13314v-2521h-1v-2520" svg:viewBox="0 0 2 5042">
          <text:p/>
        </draw:connector>
        <draw:connector draw:style-name="gr29" draw:text-style-name="P7" draw:layer="layout" svg:x1="20.507cm" svg:y1="8.556cm" svg:x2="25.504cm" svg:y2="8.556cm" draw:start-shape="id47" draw:start-glue-point="1" draw:end-shape="id48" draw:end-glue-point="3" svg:d="M20507 8556h4997" svg:viewBox="0 0 4998 1">
          <text:p/>
        </draw:connector>
        <draw:custom-shape draw:style-name="gr2" draw:text-style-name="P2" xml:id="id48" draw:id="id48" draw:layer="layout" svg:width="0.203cm" svg:height="0.203cm" svg:x="25.5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7.166cm" svg:y1="17.408cm" svg:x2="25.605cm" svg:y2="8.658cm" draw:start-shape="id49" draw:start-glue-point="1" draw:end-shape="id48" draw:end-glue-point="2" svg:d="M17166 17408h8439v-8750" svg:viewBox="0 0 8440 8751">
          <text:p/>
        </draw:connector>
        <draw:frame draw:style-name="gr4" draw:text-style-name="P4" draw:layer="layout" svg:width="2.152cm" svg:height="0.569cm" svg:x="11.23cm" svg:y="2.125cm">
          <draw:text-box>
            <text:p text:style-name="P3"><text:span text:style-name="T1">D3: 1N5822</text:span></text:p>
          </draw:text-box>
        </draw:frame>
        <draw:custom-shape draw:style-name="gr2" draw:text-style-name="P2" xml:id="id45" draw:id="id45" draw:layer="layout" svg:width="0.203cm" svg:height="0.203cm" svg:x="24.832cm" svg:y="13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4.825cm" svg:y="4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4.933cm" svg:y1="13.719cm" svg:x2="24.926cm" svg:y2="4.276cm" draw:start-shape="id45" draw:start-glue-point="0" draw:end-shape="id50" draw:end-glue-point="2" svg:d="M24933 13719v-4722h-7v-4721" svg:viewBox="0 0 8 9444">
          <text:p/>
        </draw:connector>
        <draw:custom-shape draw:style-name="gr30" draw:text-style-name="P16" xml:id="id53" draw:id="id53" draw:layer="layout" svg:width="0.634cm" svg:height="0.305cm" draw:transform="rotate (1.5707963267949) translate (20.357cm 15.2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44" draw:id="id44" draw:layer="layout" svg:width="0.127cm" svg:height="0.305cm" draw:transform="rotate (1.5707963267949) translate (20.357cm 15.291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17cm" svg:height="0.569cm" svg:x="20.358cm" svg:y="14.222cm">
          <draw:text-box>
            <text:p text:style-name="P3"><text:span text:style-name="T1">D1: 1N4148</text:span></text:p>
          </draw:text-box>
        </draw:frame>
        <draw:frame draw:style-name="gr4" draw:text-style-name="P4" draw:layer="layout" svg:width="1.9cm" svg:height="0.569cm" svg:x="16.352cm" svg:y="14.152cm">
          <draw:text-box>
            <text:p text:style-name="P3"><text:span text:style-name="T1">C1: </text:span><text:span text:style-name="T1">10 uF</text:span></text:p>
          </draw:text-box>
        </draw:frame>
        <draw:custom-shape draw:style-name="gr32" draw:text-style-name="P18" xml:id="id51" draw:id="id51" draw:layer="layout" svg:width="0.635cm" svg:height="0.635cm" svg:x="17.817cm" svg:y="1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17.93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0.008cm" svg:height="0.305cm" draw:transform="rotate (1.5707963267949) translate (20.357cm 14.973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1.5707963267949) translate (20.357cm 14.873cm)">
          <text:p/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8.135cm" svg:y1="15.222cm" svg:x2="17.166cm" svg:y2="15.798cm" draw:start-shape="id51" draw:start-glue-point="8" draw:end-shape="id52" draw:end-glue-point="1" svg:d="M18135 15222v576h-969" svg:viewBox="0 0 970 577">
          <text:p/>
        </draw:connector>
        <draw:connector draw:style-name="gr14" draw:text-style-name="P3" draw:layer="layout" svg:x1="20.509cm" svg:y1="15.291cm" svg:x2="17.166cm" svg:y2="15.798cm" draw:start-shape="id44" draw:start-glue-point="3" draw:end-shape="id52" draw:end-glue-point="1" svg:d="M20509 15291v509h-1744v-2h-1599" svg:viewBox="0 0 3344 510">
          <text:p/>
        </draw:connector>
        <draw:connector draw:style-name="gr34" draw:text-style-name="P7" draw:layer="layout" draw:line-skew="-0.253cm" svg:x1="17.166cm" svg:y1="16.603cm" svg:x2="18.135cm" svg:y2="14.587cm" draw:start-shape="id46" draw:start-glue-point="1" draw:end-shape="id51" draw:end-glue-point="4" svg:d="M17166 16603h1534v-2518h-565v502" svg:viewBox="0 0 1535 2519">
          <text:p/>
        </draw:connector>
        <draw:connector draw:style-name="gr34" draw:text-style-name="P7" draw:layer="layout" svg:x1="20.509cm" svg:y1="14.657cm" svg:x2="18.135cm" svg:y2="14.587cm" draw:start-shape="id53" draw:end-shape="id51" draw:end-glue-point="4" svg:d="M20509 14657v-572h-2374v502" svg:viewBox="0 0 2375 573">
          <text:p/>
        </draw:connector>
        <draw:custom-shape draw:style-name="gr32" draw:text-style-name="P18" xml:id="id54" draw:id="id54" draw:layer="layout" svg:width="0.635cm" svg:height="0.635cm" svg:x="17.821cm" svg:y="1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17.936cm" svg:y="1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line-skew="-0.257cm -0.195cm" svg:x1="17.166cm" svg:y1="16.603cm" svg:x2="18.139cm" svg:y2="19.426cm" draw:start-shape="id46" draw:start-glue-point="1" draw:end-shape="id54" draw:end-glue-point="8" svg:d="M17166 16603h1534v3129h-561v-306" svg:viewBox="0 0 1535 3130">
          <text:p/>
        </draw:connector>
        <draw:connector draw:style-name="gr34" draw:text-style-name="P7" draw:layer="layout" draw:line-skew="-0.195cm" svg:x1="18.139cm" svg:y1="19.426cm" svg:x2="20.514cm" svg:y2="19.391cm" draw:start-shape="id54" draw:start-glue-point="8" draw:end-shape="id55" draw:end-glue-point="1" svg:d="M18139 19426v306h2375v-341" svg:viewBox="0 0 2376 342">
          <text:p/>
        </draw:connector>
        <draw:connector draw:style-name="gr29" draw:text-style-name="P7" draw:layer="layout" svg:x1="18.139cm" svg:y1="18.791cm" svg:x2="17.166cm" svg:y2="17.408cm" draw:start-shape="id54" draw:start-glue-point="4" draw:end-shape="id49" draw:end-glue-point="1" svg:d="M18139 18791v-1383h-973" svg:viewBox="0 0 974 1384">
          <text:p/>
        </draw:connector>
        <draw:connector draw:style-name="gr29" draw:text-style-name="P7" draw:layer="layout" svg:x1="17.166cm" svg:y1="17.408cm" svg:x2="20.514cm" svg:y2="18.757cm" draw:start-shape="id49" draw:start-glue-point="1" draw:end-shape="id56" draw:end-glue-point="3" svg:d="M17166 17408h3348v1349" svg:viewBox="0 0 3349 1350">
          <text:p/>
        </draw:connector>
        <draw:frame draw:style-name="gr4" draw:text-style-name="P4" draw:layer="layout" svg:width="1.9cm" svg:height="0.569cm" svg:x="16.352cm" svg:y="19.253cm">
          <draw:text-box>
            <text:p text:style-name="P3"><text:span text:style-name="T1">C2: 10 uF</text:span></text:p>
          </draw:text-box>
        </draw:frame>
        <draw:frame draw:style-name="gr4" draw:text-style-name="P4" draw:layer="layout" svg:width="2.217cm" svg:height="0.569cm" svg:x="20.359cm" svg:y="18.323cm">
          <draw:text-box>
            <text:p text:style-name="P3"><text:span text:style-name="T1">D2: 1N4148</text:span></text:p>
          </draw:text-box>
        </draw:frame>
        <draw:custom-shape draw:style-name="gr30" draw:text-style-name="P16" xml:id="id55" draw:id="id55" draw:layer="layout" svg:width="0.634cm" svg:height="0.305cm" draw:transform="rotate (-1.5707963267949) translate (20.666cm 18.7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56" draw:id="id56" draw:layer="layout" svg:width="0.127cm" svg:height="0.305cm" draw:transform="rotate (-1.5707963267949) translate (20.666cm 18.757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-1.5707963267949) translate (20.666cm 19.07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-1.5707963267949) translate (20.666cm 19.1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18.598cm" svg:y="16.5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xml:id="id57" draw:id="id57" draw:layer="layout" svg:width="0.317cm" svg:height="0.635cm" svg:x="19.335cm" svg:y="14.65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569cm" svg:x="18.6cm" svg:y="14.187cm">
          <draw:text-box>
            <text:p text:style-name="P3"><text:span text:style-name="T1">C3: 100 nF</text:span></text:p>
          </draw:text-box>
        </draw:frame>
        <draw:connector draw:style-name="gr14" draw:text-style-name="P3" draw:layer="layout" svg:x1="19.493cm" svg:y1="15.287cm" svg:x2="17.166cm" svg:y2="15.798cm" draw:start-shape="id57" draw:start-glue-point="2" draw:end-shape="id52" draw:end-glue-point="1" svg:d="M19493 15287v511h-2327" svg:viewBox="0 0 2328 512">
          <text:p/>
        </draw:connector>
        <draw:connector draw:style-name="gr34" draw:text-style-name="P7" draw:layer="layout" svg:x1="19.493cm" svg:y1="14.652cm" svg:x2="18.135cm" svg:y2="14.587cm" draw:start-shape="id57" draw:start-glue-point="0" draw:end-shape="id51" draw:end-glue-point="4" svg:d="M19493 14652v-567h-1358v502" svg:viewBox="0 0 1359 568">
          <text:p/>
        </draw:connector>
        <draw:custom-shape draw:style-name="gr35" draw:text-style-name="P20" xml:id="id58" draw:id="id58" draw:layer="layout" svg:width="0.317cm" svg:height="0.635cm" svg:x="19.335cm" svg:y="18.752cm">
          <text:p/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19.493cm" svg:y1="18.752cm" svg:x2="17.166cm" svg:y2="17.408cm" draw:start-shape="id58" draw:start-glue-point="0" draw:end-shape="id49" draw:end-glue-point="1" svg:d="M19493 18752v-1344h-2327" svg:viewBox="0 0 2328 1345">
          <text:p/>
        </draw:connector>
        <draw:connector draw:style-name="gr34" draw:text-style-name="P7" draw:layer="layout" draw:line-skew="-0.195cm" svg:x1="18.139cm" svg:y1="19.426cm" svg:x2="19.493cm" svg:y2="19.387cm" draw:start-shape="id54" draw:start-glue-point="8" draw:end-shape="id58" draw:end-glue-point="2" svg:d="M18139 19426v306h1354v-345" svg:viewBox="0 0 1355 346">
          <text:p/>
        </draw:connector>
        <draw:frame draw:style-name="gr4" draw:text-style-name="P4" draw:layer="layout" svg:width="2.222cm" svg:height="0.569cm" svg:x="18.6cm" svg:y="18.288cm">
          <draw:text-box>
            <text:p text:style-name="P3"><text:span text:style-name="T1">C4: 100 nF</text:span></text:p>
          </draw:text-box>
        </draw:frame>
        <draw:custom-shape draw:style-name="gr36" draw:text-style-name="P21" xml:id="id59" draw:id="id59" draw:layer="layout" svg:width="0.61cm" svg:height="0.305cm" draw:transform="rotate (-1.5707963267949) translate (11.013cm 4.90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2" draw:layer="layout" svg:width="0.076cm" svg:height="0.305cm" draw:transform="rotate (-1.5707963267949) translate (11.012cm 4.95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0.076cm" svg:height="0.305cm" draw:transform="rotate (-1.5707963267949) translate (11.013cm 5.057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0.076cm" svg:height="0.305cm" draw:transform="rotate (-1.5707963267949) translate (11.014cm 5.1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4" draw:layer="layout" svg:width="0.076cm" svg:height="0.305cm" draw:transform="rotate (-1.5707963267949) translate (11.015cm 5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svg:x1="10.861cm" svg:y1="5.518cm" svg:x2="10.148cm" svg:y2="6.39cm" draw:start-shape="id59" draw:start-glue-point="1" draw:end-shape="id11" draw:end-glue-point="1" svg:d="M10861 5518v872h-713" svg:viewBox="0 0 714 873">
          <text:p/>
        </draw:connector>
        <draw:connector draw:style-name="gr7" draw:text-style-name="P3" draw:layer="layout" svg:x1="10.861cm" svg:y1="4.908cm" svg:x2="10.148cm" svg:y2="3.99cm" draw:start-shape="id59" draw:start-glue-point="3" draw:end-shape="id22" draw:end-glue-point="1" svg:d="M10861 4908v-918h-713" svg:viewBox="0 0 714 919">
          <text:p/>
        </draw:connector>
        <draw:frame draw:style-name="gr4" draw:text-style-name="P4" draw:layer="layout" svg:width="1.235cm" svg:height="0.569cm" svg:x="9.861cm" svg:y="3.426cm">
          <draw:text-box>
            <text:p text:style-name="P3"><text:span text:style-name="T1">3V3</text:span></text:p>
          </draw:text-box>
        </draw:frame>
        <draw:custom-shape draw:style-name="gr35" draw:text-style-name="P20" xml:id="id9" draw:id="id9" draw:layer="layout" svg:width="0.317cm" svg:height="0.635cm" svg:x="21.537cm" svg:y="3.28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569cm" svg:x="21.476cm" svg:y="3.718cm">
          <draw:text-box>
            <text:p text:style-name="P3"><text:span text:style-name="T1">C5: 100 nF</text:span></text:p>
          </draw:text-box>
        </draw:frame>
        <draw:frame draw:style-name="gr4" draw:text-style-name="P4" draw:layer="layout" svg:width="1.9cm" svg:height="0.569cm" svg:x="9.577cm" svg:y="4.392cm">
          <draw:text-box>
            <text:p text:style-name="P3"><text:span text:style-name="T1">R1: 10 K</text:span></text:p>
          </draw:text-box>
        </draw:frame>
        <draw:connector draw:style-name="gr28" draw:text-style-name="P7" draw:layer="layout" svg:x1="20.115cm" svg:y1="2.758cm" svg:x2="21.695cm" svg:y2="3.287cm" draw:start-shape="id43" draw:start-glue-point="1" draw:end-shape="id9" draw:end-glue-point="0" svg:d="M20115 2758h1580v529" svg:viewBox="0 0 1581 530">
          <text:p/>
        </draw:connector>
        <draw:connector draw:style-name="gr9" draw:text-style-name="P7" draw:layer="layout" draw:line-skew="0cm -0.247cm" svg:x1="24.825cm" svg:y1="4.174cm" svg:x2="21.695cm" svg:y2="3.922cm" draw:start-shape="id50" draw:start-glue-point="3" draw:end-shape="id9" draw:end-glue-point="2" svg:d="M24825 4174h-1486v1h-1644v-253" svg:viewBox="0 0 3131 254">
          <text:p/>
        </draw:connector>
        <draw:frame draw:style-name="gr4" draw:text-style-name="P4" draw:layer="layout" svg:width="1.37cm" svg:height="0.569cm" svg:x="9.79cm" svg:y="7.198cm">
          <draw:text-box>
            <text:p text:style-name="P3"><text:span text:style-name="T1">G</text:span><text:span text:style-name="T1">N</text:span><text:span text:style-name="T1">D</text:span></text:p>
          </draw:text-box>
        </draw:frame>
        <draw:frame draw:style-name="gr27" draw:text-style-name="P4" draw:layer="layout" svg:width="2.858cm" svg:height="0.887cm" svg:x="21.572cm" svg:y="2.718cm">
          <draw:text-box>
            <text:p text:style-name="P3"><text:span text:style-name="T1">C6: 330 uF</text:span></text:p>
            <text:p text:style-name="P3"><text:span text:style-name="T1">35V</text:span></text:p>
          </draw:text-box>
        </draw:frame>
        <draw:custom-shape draw:style-name="gr32" draw:text-style-name="P18" xml:id="id60" draw:id="id60" draw:layer="layout" svg:width="0.635cm" svg:height="0.635cm" svg:x="23.507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23.622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2" draw:id="id62" draw:layer="layout" svg:width="0.634cm" svg:height="0.305cm" draw:transform="rotate (-1.5707963267949) translate (24.697cm 3.31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1" draw:id="id61" draw:layer="layout" svg:width="0.127cm" svg:height="0.305cm" draw:transform="rotate (-1.5707963267949) translate (24.697cm 3.3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152cm" svg:height="0.569cm" svg:x="24.295cm" svg:y="2.805cm">
          <draw:text-box>
            <text:p text:style-name="P3"><text:span text:style-name="T1">D4: 1N5822</text:span></text:p>
          </draw:text-box>
        </draw:frame>
        <draw:connector draw:style-name="gr28" draw:text-style-name="P7" draw:layer="layout" svg:x1="20.115cm" svg:y1="2.758cm" svg:x2="23.825cm" svg:y2="3.34cm" draw:start-shape="id43" draw:start-glue-point="1" draw:end-shape="id60" draw:end-glue-point="4" svg:d="M20115 2758h3710v582" svg:viewBox="0 0 3711 583">
          <text:p/>
        </draw:connector>
        <draw:connector draw:style-name="gr28" draw:text-style-name="P7" draw:layer="layout" svg:x1="20.115cm" svg:y1="2.758cm" svg:x2="24.545cm" svg:y2="3.315cm" draw:start-shape="id43" draw:start-glue-point="1" draw:end-shape="id61" draw:end-glue-point="3" svg:d="M20115 2758h4430v557" svg:viewBox="0 0 4431 558">
          <text:p/>
        </draw:connector>
        <draw:connector draw:style-name="gr9" draw:text-style-name="P7" draw:layer="layout" svg:x1="24.825cm" svg:y1="4.174cm" svg:x2="23.825cm" svg:y2="3.975cm" draw:start-shape="id50" draw:start-glue-point="3" draw:end-shape="id60" draw:end-glue-point="8" svg:d="M24825 4174h-1000v-199" svg:viewBox="0 0 1001 200">
          <text:p/>
        </draw:connector>
        <draw:connector draw:style-name="gr9" draw:text-style-name="P7" draw:layer="layout" svg:x1="24.825cm" svg:y1="4.174cm" svg:x2="24.545cm" svg:y2="3.949cm" draw:start-shape="id50" draw:start-glue-point="3" draw:end-shape="id62" draw:end-glue-point="1" svg:d="M24825 4174h-280v-225" svg:viewBox="0 0 281 226">
          <text:p/>
        </draw:connector>
        <draw:frame draw:style-name="gr1" draw:text-style-name="P1" draw:layer="layout" svg:width="4.622cm" svg:height="1.502cm" svg:x="5.28cm" svg:y="13.803cm">
          <draw:image xlink:href="Pictures/10000001000001EC000000A0CB9D349D72231003.png" xlink:type="simple" xlink:show="embed" xlink:actuate="onLoad" draw:mime-type="image/png">
            <text:p/>
          </draw:image>
        </draw:frame>
        <draw:custom-shape draw:style-name="gr2" draw:text-style-name="P2" xml:id="id21" draw:id="id21" draw:layer="layout" svg:width="0.203cm" svg:height="0.203cm" svg:x="11.084cm" svg:y="11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37cm" svg:height="0.569cm" svg:x="9.355cm" svg:y="10.107cm">
          <draw:text-box>
            <text:p text:style-name="P3"><text:span text:style-name="T1">GP16</text:span></text:p>
          </draw:text-box>
        </draw:frame>
        <draw:custom-shape draw:style-name="gr2" draw:text-style-name="P2" xml:id="id76" draw:id="id76" draw:layer="layout" svg:width="0.203cm" svg:height="0.203cm" svg:x="5.077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4" draw:id="id74" draw:layer="layout" svg:width="0.203cm" svg:height="0.203cm" svg:x="5.077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5" draw:id="id65" draw:layer="layout" svg:width="0.203cm" svg:height="0.203cm" svg:x="5.077cm" svg:y="14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7" draw:id="id67" draw:layer="layout" svg:width="0.203cm" svg:height="0.203cm" svg:x="5.077cm" svg:y="14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6" draw:id="id66" draw:layer="layout" svg:width="0.203cm" svg:height="0.203cm" svg:x="10.084cm" svg:y="15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4" draw:id="id64" draw:layer="layout" svg:width="0.203cm" svg:height="0.203cm" svg:x="10.484cm" svg:y="1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433cm" svg:y1="9.555cm" svg:x2="11.287cm" svg:y2="11.382cm" draw:start-shape="id63" draw:start-glue-point="2" draw:end-shape="id21" draw:end-glue-point="1" svg:d="M15433 9555v1827h-4146" svg:viewBox="0 0 4147 1828">
          <text:p/>
        </draw:connector>
        <draw:connector draw:style-name="gr7" draw:text-style-name="P3" draw:layer="layout" svg:x1="10.585cm" svg:y1="16.481cm" svg:x2="11.084cm" svg:y2="11.382cm" draw:start-shape="id64" draw:start-glue-point="0" draw:end-shape="id21" draw:end-glue-point="3" svg:d="M10585 16481v-2499h-3v-2600h502" svg:viewBox="0 0 503 5100">
          <text:p/>
        </draw:connector>
        <draw:connector draw:style-name="gr7" draw:text-style-name="P3" draw:layer="layout" svg:x1="10.484cm" svg:y1="16.582cm" svg:x2="5.077cm" svg:y2="14.736cm" draw:start-shape="id64" draw:start-glue-point="3" draw:end-shape="id65" draw:end-glue-point="3" svg:d="M10484 16582h-5909v-1846h502" svg:viewBox="0 0 5910 1847">
          <text:p/>
        </draw:connector>
        <draw:connector draw:style-name="gr12" draw:text-style-name="P7" draw:layer="layout" draw:line-skew="0.235cm" svg:x1="10.084cm" svg:y1="16.082cm" svg:x2="5.077cm" svg:y2="15.036cm" draw:start-shape="id66" draw:start-glue-point="3" draw:end-shape="id67" draw:end-glue-point="3" svg:d="M10084 16082h-5274v-1046h267" svg:viewBox="0 0 5275 1047">
          <text:p/>
        </draw:connector>
        <draw:connector draw:style-name="gr12" draw:text-style-name="P7" draw:layer="layout" draw:line-skew="-0.479cm" svg:x1="10.185cm" svg:y1="15.981cm" svg:x2="10.88cm" svg:y2="7.299cm" draw:start-shape="id66" draw:start-glue-point="0" draw:end-shape="id68" draw:end-glue-point="2" svg:d="M10185 15981v-4821h695v-3861" svg:viewBox="0 0 696 8683">
          <text:p/>
        </draw:connector>
        <draw:custom-shape draw:style-name="gr2" draw:text-style-name="P2" xml:id="id68" draw:id="id68" draw:layer="layout" svg:width="0.203cm" svg:height="0.203cm" svg:x="10.779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2" draw:id="id72" draw:layer="layout" svg:width="0.203cm" svg:height="0.203cm" svg:x="10.004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0" draw:id="id70" draw:layer="layout" svg:width="0.203cm" svg:height="0.203cm" svg:x="10.004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37cm" svg:height="0.569cm" svg:x="9.337cm" svg:y="10.591cm">
          <draw:text-box>
            <text:p text:style-name="P3"><text:span text:style-name="T1">GP17</text:span></text:p>
          </draw:text-box>
        </draw:frame>
        <draw:custom-shape draw:style-name="gr2" draw:text-style-name="P2" xml:id="id73" draw:id="id73" draw:layer="layout" svg:width="0.203cm" svg:height="0.203cm" svg:x="8.102cm" svg:y="12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9" draw:id="id69" draw:layer="layout" svg:width="0.203cm" svg:height="0.203cm" svg:x="8.702cm" svg:y="10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182cm" svg:x1="8.905cm" svg:y1="10.631cm" svg:x2="10.207cm" svg:y2="9.991cm" draw:start-shape="id69" draw:start-glue-point="1" draw:end-shape="id70" draw:end-glue-point="1" svg:d="M8905 10631h1620v-640h-318" svg:viewBox="0 0 1621 641">
          <text:p/>
        </draw:connector>
        <draw:custom-shape draw:style-name="gr2" draw:text-style-name="P2" xml:id="id71" draw:id="id71" draw:layer="layout" svg:width="0.203cm" svg:height="0.203cm" svg:x="8.102cm" svg:y="10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305cm" svg:y1="11.031cm" svg:x2="10.207cm" svg:y2="9.591cm" draw:start-shape="id71" draw:start-glue-point="1" draw:end-shape="id72" draw:end-glue-point="1" svg:d="M8305 11031h2402v-1440h-500" svg:viewBox="0 0 2403 1441">
          <text:p/>
        </draw:connector>
        <draw:custom-shape draw:style-name="gr2" draw:text-style-name="P2" xml:id="id75" draw:id="id75" draw:layer="layout" svg:width="0.203cm" svg:height="0.203cm" svg:x="8.702cm" svg:y="13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102cm" svg:y1="12.831cm" svg:x2="5.077cm" svg:y2="14.436cm" draw:start-shape="id73" draw:start-glue-point="3" draw:end-shape="id74" draw:end-glue-point="3" svg:d="M8102 12831h-3527v1605h502" svg:viewBox="0 0 3528 1606">
          <text:p/>
        </draw:connector>
        <draw:connector draw:style-name="gr3" draw:text-style-name="P3" draw:layer="layout" draw:line-skew="0.235cm" svg:x1="8.702cm" svg:y1="13.231cm" svg:x2="5.077cm" svg:y2="14.136cm" draw:start-shape="id75" draw:start-glue-point="3" draw:end-shape="id76" draw:end-glue-point="3" svg:d="M8702 13231h-3892v905h267" svg:viewBox="0 0 3893 906">
          <text:p/>
        </draw:connector>
        <draw:connector draw:style-name="gr3" draw:text-style-name="P3" draw:layer="layout" svg:x1="8.803cm" svg:y1="10.733cm" svg:x2="8.803cm" svg:y2="13.13cm" draw:start-shape="id69" draw:start-glue-point="2" draw:end-shape="id75" draw:end-glue-point="0" svg:d="M8803 10733v2397" svg:viewBox="0 0 1 2398">
          <text:p/>
        </draw:connector>
        <draw:connector draw:style-name="gr3" draw:text-style-name="P3" draw:layer="layout" svg:x1="8.203cm" svg:y1="12.73cm" svg:x2="8.203cm" svg:y2="11.133cm" draw:start-shape="id73" draw:start-glue-point="0" draw:end-shape="id71" draw:end-glue-point="2" svg:d="M8203 12730v-1597" svg:viewBox="0 0 1 1598">
          <text:p/>
        </draw:connector>
        <draw:frame draw:style-name="gr4" draw:text-style-name="P5" draw:layer="layout" svg:width="4.127cm" svg:height="0.569cm" svg:x="5.445cm" svg:y="15.253cm">
          <draw:text-box>
            <text:p text:style-name="P3"><text:span text:style-name="T2">U4: I</text:span><text:span text:style-name="T4">2</text:span><text:span text:style-name="T2">C OLED 128x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4-02-03T11:14:14.263395319</dc:date>
    <meta:editing-duration>PT9H7M5S</meta:editing-duration>
    <meta:editing-cycles>161</meta:editing-cycles>
    <meta:generator>LibreOffice/7.3.7.2$Linux_X86_64 LibreOffice_project/30$Build-2</meta:generator>
    <meta:document-statistic meta:object-count="193"/>
  </office:meta>
</office:document-meta>
</file>